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5" calcext:value-type="float">
            <text:p>1155</text:p>
          </table:table-cell>
          <table:table-cell table:style-name="ce7" table:formula="of:=COUNTIF([.B7:.B1000000];&quot;X&quot;)" office:value-type="float" office:value="996" calcext:value-type="float">
            <text:p>996</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9" calcext:value-type="float">
            <text:p>129</text:p>
          </table:table-cell>
          <table:table-cell table:style-name="ce25" table:formula="of:=SUM([.B2:.F2])" office:value-type="float" office:value="1221" calcext:value-type="float">
            <text:p>12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8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9">00/00/0000</text:date>, <text:time style:data-style-name="N2" text:time-value="20:48:42.4327248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9T20:49:14.391446775</dc:date>
    <meta:editing-duration>P1DT8H3M38S</meta:editing-duration>
    <meta:editing-cycles>1158</meta:editing-cycles>
    <meta:document-statistic meta:table-count="1" meta:cell-count="6959" meta:object-count="0"/>
  </office:meta>
</office:document-meta>
</file>